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89c8f" officeooo:paragraph-rsid="00189c8f"/>
    </style:style>
    <style:style style:name="P2" style:family="paragraph" style:parent-style-name="Preformatted_20_Text">
      <style:text-properties officeooo:rsid="00189c8f" officeooo:paragraph-rsid="00189c8f"/>
    </style:style>
    <style:style style:name="P3" style:family="paragraph" style:parent-style-name="Preformatted_20_Text">
      <style:text-properties officeooo:rsid="00189c8f" officeooo:paragraph-rsid="001a9844"/>
    </style:style>
    <style:style style:name="P4" style:family="paragraph" style:parent-style-name="Preformatted_20_Text">
      <style:text-properties officeooo:rsid="00189c8f" officeooo:paragraph-rsid="001b3d3d"/>
    </style:style>
    <style:style style:name="P5" style:family="paragraph" style:parent-style-name="Preformatted_20_Text">
      <style:paragraph-properties fo:break-before="page"/>
      <style:text-properties officeooo:rsid="00189c8f" officeooo:paragraph-rsid="00189c8f"/>
    </style:style>
    <style:style style:name="P6" style:family="paragraph" style:parent-style-name="Subtitle">
      <style:paragraph-properties fo:break-before="page"/>
      <style:text-properties officeooo:paragraph-rsid="00189c8f"/>
    </style:style>
    <style:style style:name="P7" style:family="paragraph" style:parent-style-name="Subtitle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</style:style>
    <style:style style:name="P8" style:family="paragraph" style:parent-style-name="Title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</style:style>
    <style:style style:name="P9" style:family="paragraph" style:parent-style-name="Title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paragraph-rsid="00189c8f"/>
    </style:style>
    <style:style style:name="P10" style:family="paragraph" style:parent-style-name="Text_20_body">
      <style:text-properties officeooo:paragraph-rsid="00189c8f"/>
    </style:style>
    <style:style style:name="P11" style:family="paragraph" style:parent-style-name="Preformatted_20_Text">
      <style:text-properties officeooo:rsid="00189c8f" officeooo:paragraph-rsid="001ea4e5"/>
    </style:style>
    <style:style style:name="P12" style:family="paragraph" style:parent-style-name="Preformatted_20_Text">
      <style:paragraph-properties fo:break-before="page"/>
      <style:text-properties officeooo:rsid="00189c8f" officeooo:paragraph-rsid="00189c8f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Subtitle">
      <style:text-properties officeooo:paragraph-rsid="00189c8f"/>
    </style:style>
    <style:style style:name="P15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6" style:family="paragraph" style:parent-style-name="Footnote">
      <style:text-properties officeooo:paragraph-rsid="001d66df"/>
    </style:style>
    <style:style style:name="T1" style:family="text">
      <style:text-properties officeooo:rsid="001b3d3d"/>
    </style:style>
    <style:style style:name="T2" style:family="text">
      <style:text-properties officeooo:rsid="001c5e8a"/>
    </style:style>
    <style:style style:name="T3" style:family="text">
      <style:text-properties officeooo:rsid="001ea4e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0da7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Title"><text:s text:c="3"/>MIDI playing bank for Yamaha OPL2 (YMF262) chip </text:p>
      <text:p text:style-name="P9">file format specification <text:s text:c="11"/>(WOPL and OPLI) </text:p>
      <text:p text:style-name="Subtitle"/>
      <text:p text:style-name="Subtitle"/>
      <text:p text:style-name="Text_20_body"/>
      <text:p text:style-name="P7">Created in July, 23, 2017 </text:p>
      <text:p text:style-name="Subtitle"/>
      <text:p text:style-name="Subtitle">Author: <text:s text:c="12"/>Vitaliy Novichkov "Wohlstand" </text:p>
      <text:p text:style-name="P7">Contacts emails: <text:s text:c="3"/>admin@wohlnet.ru, <text:a xlink:type="simple" xlink:href="mailto:nvd339@yandex.ru" text:style-name="Internet_20_link" text:visited-style-name="Visited_20_Internet_20_Link">nvd339@yandex.ru</text:a> </text:p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Subtitle">converted to PDF format by Peter Grootswagers <text:a xlink:type="simple" xlink:href="mailto:pgrootswagers@planet.nl" text:style-name="Internet_20_link" text:visited-style-name="Visited_20_Internet_20_Link"><text:span text:style-name="T4">pgrootswagers@planet.nl</text:span></text:a></text:p>
      <text:p text:style-name="P6"/>
      <text:p text:style-name="Text_20_body"/>
      <text:p text:style-name="Subtitle"/>
      <text:p text:style-name="P2">=============================================================================== </text:p>
      <text:p text:style-name="P3"><text:s text:c="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109_253463667" text:style-name="Index_20_Link" text:visited-style-name="Index_20_Link"><text:s/>0. Changelog<text:tab/>3</text:a></text:p>
          <text:p text:style-name="P15"><text:a xlink:type="simple" xlink:href="#__RefHeading___Toc111_253463667" text:style-name="Index_20_Link" text:visited-style-name="Index_20_Link"><text:s/>1. Single-instrument entry<text:tab/>4</text:a></text:p>
          <text:p text:style-name="P15"><text:a xlink:type="simple" xlink:href="#__RefHeading___Toc221_253463667" text:style-name="Index_20_Link" text:visited-style-name="Index_20_Link"><text:s/>2. Instrument file (OPLI)<text:tab/>5</text:a></text:p>
          <text:p text:style-name="P15"><text:a xlink:type="simple" xlink:href="#__RefHeading___Toc115_253463667" text:style-name="Index_20_Link" text:visited-style-name="Index_20_Link"><text:s/>3. MIDI playing bank file (WOPL)<text:tab/>6</text:a></text:p>
        </text:index-body>
      </text:table-of-content>
      <text:p text:style-name="P2"/>
      <text:p text:style-name="P2">=============================================================================== </text:p>
      <text:p text:style-name="P2"/>
      <text:p text:style-name="P2"/>
      <text:p text:style-name="P5">=============================================================================== </text:p>
      <text:h text:style-name="P13" text:outline-level="1"><text:bookmark-start text:name="__RefHeading___Toc109_253463667"/><text:s text:c="24"/>0. Changelog <text:bookmark-end text:name="__RefHeading___Toc109_253463667"/></text:h>
      <text:p text:style-name="P2">=============================================================================== </text:p>
      <text:p text:style-name="P2"/>
      <text:p text:style-name="P2">Version | What's new </text:p>
      <text:p text:style-name="P2">------------------------------------------------------------------------------- </text:p>
      <text:p text:style-name="P2"><text:s text:c="4"/>1 <text:s text:c="2"/>| First version (July, 23, 2017) </text:p>
      <text:p text:style-name="P2">------------------------------------------------------------------------------- </text:p>
      <text:p text:style-name="P2"><text:s text:c="4"/>2 <text:s text:c="2"/>| Added banks meta-data arrays into bank format (August, 1, 2017) </text:p>
      <text:p text:style-name="P2">------------------------------------------------------------------------------- </text:p>
      <text:p text:style-name="P2"><text:s text:c="4"/>3 <text:s text:c="2"/>| Added two delay coefficients are needed for ADLMIDI's channel busy </text:p>
      <text:p text:style-name="P2"><text:s text:c="8"/>| (November 19, 2017) </text:p>
      <text:p text:style-name="P2"><text:s text:c="8"/>| Change: Added 'blank instrument' flag into existing variable </text:p>
      <text:p text:style-name="P2"><text:s text:c="8"/>| (March 26, 2018) </text:p>
      <text:p text:style-name="P2"><text:s text:c="8"/>| Change: Added rhythm-mode drum type three-bit number </text:p>
      <text:p text:style-name="P2"><text:s text:c="8"/>| (May 29, 2018) </text:p>
      <text:p text:style-name="P2">------------------------------------------------------------------------------- </text:p>
      <text:p text:style-name="P11"><text:s text:c="4"/><text:span text:style-name="T3">3</text:span> <text:s text:c="2"/>| <text:span text:style-name="T3">Documented operators layout as footnote (May, 12, 2019)</text:span></text:p>
      <text:p text:style-name="P11"><text:s text:c="8"/>| also corrected bitwise flags layout and other spelling mistakes</text:p>
      <text:p text:style-name="P11">------------------------------------------------------------------------------- </text:p>
      <text:p text:style-name="P11"/>
      <text:p text:style-name="P2"/>
      <text:p text:style-name="P5">=============================================================================== </text:p>
      <text:h text:style-name="Heading_20_1" text:outline-level="1"><text:bookmark-start text:name="__RefHeading___Toc111_253463667"/><text:s text:c="24"/>1. Single-instrument entry <text:bookmark-end text:name="__RefHeading___Toc111_253463667"/></text:h>
      <text:p text:style-name="P2">=============================================================================== </text:p>
      <text:p text:style-name="P2"><text:s text:c="4"/>Each instrument file contains a set of data for single channel of YMF262 chip to setup the timbre.</text:p>
      <text:p text:style-name="P2">Leng<text:span text:style-name="T1">t</text:span>h of each instrument entry is 62 bytes (up to version 2 and in OPLI files). </text:p>
      <text:p text:style-name="P2">Since version 3, in WOPL banks each instrument has <text:span text:style-name="T1">4</text:span> extra bytes for two extra fields.</text:p>
      <text:p text:style-name="P2"/>
      <text:p text:style-name="P2">Bytes-Lengt<text:span text:style-name="T2">h</text:span> <text:s/>| Description </text:p>
      <text:p text:style-name="P2">--------------------------------------<text:span text:style-name="T1">------------------------------------</text:span>----- </text:p>
      <text:p text:style-name="P2"><text:s text:c="4"/>32 <text:s text:c="7"/>| Name of instrument null-terminated string </text:p>
      <text:p text:style-name="P2"><text:s text:c="4"/>2 <text:s text:c="8"/>| Big-Endian 16-bit signed integer, MIDI key offset value </text:p>
      <text:p text:style-name="P2"><text:s text:c="14"/>| (master instrument, or first voice in pseudo 4-operators mode) </text:p>
      <text:p text:style-name="P2"><text:s text:c="4"/>2 <text:s text:c="8"/>| Big-Endian 16-bit signed integer, MIDI key offset value </text:p>
      <text:p text:style-name="P2"><text:s text:c="14"/>| (second voice in pseudo 4-operators mode) </text:p>
      <text:p text:style-name="P2"><text:s text:c="4"/>1 <text:s text:c="8"/>| 8-bit signed integer, MIDI Velocity offset </text:p>
      <text:p text:style-name="P2"><text:s text:c="4"/>1 <text:s text:c="8"/>| 8-bit signed integer, Second voice detune </text:p>
      <text:p text:style-name="P2"><text:s text:c="14"/>| in pseudo-4-operators mode </text:p>
      <text:p text:style-name="P2"><text:s text:c="4"/>1 <text:s text:c="8"/>| 8-bit unsigned integer, Percussion instrument key number </text:p>
      <text:p text:style-name="P2"><text:s text:c="4"/>1 <text:s text:c="8"/>| 8-bit unsigned integer, Bitwise flags: </text:p>
      <text:p text:style-name="P2"><text:s text:c="14"/>| <text:s text:c="4"/>[<text:span text:style-name="T5">0</text:span>0DDDCBA] </text:p>
      <text:p text:style-name="P2"><text:s text:c="14"/>| <text:s text:c="4"/>A) 0x00 - 2-operator mode </text:p>
      <text:p text:style-name="P2"><text:s text:c="14"/>| <text:s text:c="7"/>0x01 - 4-operator mode </text:p>
      <text:p text:style-name="P2"><text:s text:c="14"/>| <text:s text:c="4"/>B) 0x02 - pseudo-4-operator (two 2-operator voices) mode </text:p>
      <text:p text:style-name="P4"><text:s text:c="14"/>| <text:s text:c="4"/>C) 0x04 - is 'blank' instrument</text:p>
      <text:p text:style-name="P4"><text:s text:c="14"/><text:span text:style-name="T1">| <text:s text:c="14"/></text:span>(instrument which has no sound) </text:p>
      <text:p text:style-name="P4"><text:s text:c="14"/>| <text:s text:c="4"/>D) 0x38 - Reserved for rhythm-mode percussion type number</text:p>
      <text:p text:style-name="P4"><text:s text:c="14"/><text:span text:style-name="T1">| <text:s text:c="13"/></text:span><text:s/>(three bits number) </text:p>
      <text:p text:style-name="P2"><text:s text:c="14"/>| <text:s text:c="7"/>-&gt; 0x08 - is Bass drum </text:p>
      <text:p text:style-name="P2"><text:s text:c="14"/>| <text:s text:c="7"/>-&gt; 0x10 - is Snare </text:p>
      <text:p text:style-name="P2"><text:s text:c="14"/>| <text:s text:c="7"/>-&gt; 0x18 - is Tom-tom </text:p>
      <text:p text:style-name="P2"><text:s text:c="14"/>| <text:s text:c="7"/>-&gt; 0x20 - is Cymbal </text:p>
      <text:p text:style-name="P2"><text:s text:c="14"/>| <text:s text:c="7"/>-&gt; 0x28 - is Hi-hat </text:p>
      <text:p text:style-name="P2"><text:s text:c="14"/>| <text:s text:c="4"/>0) Reserved / Unused </text:p>
      <text:p text:style-name="P2"><text:s text:c="4"/>1 <text:s text:c="8"/>| 8-bit unsigned integer, Feedback / Connection </text:p>
      <text:p text:style-name="P2"><text:s text:c="14"/>| for 1'st and 2'nd operators or first voice </text:p>
      <text:p text:style-name="P2"><text:s text:c="4"/>1 <text:s text:c="8"/>| 8-bit unsigned integer, Feedback / Connection </text:p>
      <text:p text:style-name="P2"><text:s text:c="14"/>| for 3'st and 4'nd operators or second voice </text:p>
      <text:p text:style-name="P2">--- Operators 1/2/3/4 (repeats 4 times) --- <text:note text:id="ftn0" text:note-class="footnote"><text:note-citation>1</text:note-citation><text:note-body><text:p text:style-name="P16">/* Operator ind<text:span text:style-name="T3">i</text:span>ces inside of Instrument Entry */ </text:p><text:p text:style-name="P16"><text:tab/>#define WOPL_OP_CARRIER1<text:tab/><text:tab/>0 </text:p><text:p text:style-name="P16"><text:tab/>#define WOPL_OP_MODULATOR1<text:tab/>1 </text:p><text:p text:style-name="P16"><text:tab/>#define WOPL_OP_CARRIER2<text:tab/><text:tab/>2 </text:p><text:p text:style-name="P16"><text:tab/>#define WOPL_OP_MODULATOR2<text:tab/>3</text:p></text:note-body></text:note></text:p>
      <text:p text:style-name="P2"><text:s text:c="4"/>1 <text:s text:c="8"/>| AM/Vib/Env/Ksr/FMult characteristics </text:p>
      <text:p text:style-name="P2"><text:s text:c="4"/>1 <text:s text:c="8"/>| Key Scale Level / Total level register data </text:p>
      <text:p text:style-name="P2"><text:s text:c="4"/>1 <text:s text:c="8"/>| Attack / Decay </text:p>
      <text:p text:style-name="P2"><text:s text:c="4"/>1 <text:s text:c="8"/>| S<text:span text:style-name="T1">u</text:span>stain and Release register data </text:p>
      <text:p text:style-name="P2"><text:s text:c="4"/>1 <text:s text:c="8"/>| Wave form </text:p>
      <text:p text:style-name="P2">----------------------------------------<text:span text:style-name="T1">-----------------------------------</text:span>--- </text:p>
      <text:p text:style-name="P2">--VERSION &gt;= 3---WOPL-Bank-only, OPLI do<text:span text:style-name="T1">es</text:span>n't have those fields--- </text:p>
      <text:p text:style-name="P2"><text:s text:c="4"/>2 <text:s text:c="8"/>| Big-Endian 16-bit unsigned integer, Millisecond delay of sound </text:p>
      <text:p text:style-name="P2"><text:s text:c="14"/>| while key is on </text:p>
      <text:p text:style-name="P2"><text:s text:c="4"/>2 <text:s text:c="8"/>| Big-Endian 16-bit unsigned integer, Millisecond delay of sound </text:p>
      <text:p text:style-name="P2"><text:s text:c="14"/>| after key off </text:p>
      <text:p text:style-name="P2">--------------------------------------<text:span text:style-name="T1">------------------------------------</text:span>----- </text:p>
      <text:p text:style-name="P2"/>
      <text:p text:style-name="P5">=============================================================================== </text:p>
      <text:h text:style-name="Heading_20_1" text:outline-level="1"><text:bookmark-start text:name="__RefHeading___Toc221_253463667"/><text:s text:c="25"/>2. Instrument file (OPLI) <text:bookmark-end text:name="__RefHeading___Toc221_253463667"/></text:h>
      <text:p text:style-name="P2">=============================================================================== </text:p>
      <text:p text:style-name="P2"/>
      <text:p text:style-name="P2"><text:s text:c="4"/>Each instrument file contains a set of data for single channel of YMF262 chip to setup the timbre on it. </text:p>
      <text:p text:style-name="P2"/>
      <text:p text:style-name="P2">Total data leng<text:span text:style-name="T2">t</text:span>h: 76 bytes </text:p>
      <text:p text:style-name="P2"/>
      <text:p text:style-name="P2">Bytes-Leng<text:span text:style-name="T2">t</text:span>h | <text:s/>Description </text:p>
      <text:p text:style-name="P2">---------------Header-------------------<text:span text:style-name="T1">---------------------------------------</text:span>- </text:p>
      <text:p text:style-name="P2"><text:s text:c="4"/>11 <text:s text:c="6"/>| <text:s/>Magic number "WOPL3-INST\0". Where '\0' is a zero byte which </text:p>
      <text:p text:style-name="P2"><text:s text:c="13"/>| <text:s/>termi<text:span text:style-name="T5">n</text:span>ates the string </text:p>
      <text:p text:style-name="P2"><text:s text:c="4"/>2 <text:s text:c="7"/>| <text:s/>Version. Little endian Unsigned 16-bit integer. </text:p>
      <text:p text:style-name="P2"><text:s text:c="13"/>| <text:s/>Latest version is 2 (no difference between 2 and 1) </text:p>
      <text:p text:style-name="P2"><text:s text:c="4"/>1 <text:s text:c="7"/>| <text:s/>Is this instrument a percussion. 0 - melodic, or 1 - percussion </text:p>
      <text:p text:style-name="P2">----------------Data--------------------<text:span text:style-name="T1">---------------------------------------</text:span>- </text:p>
      <text:p text:style-name="P2"><text:s text:c="4"/>62 <text:s text:c="6"/>| <text:s/>[Single-instrument entry], look at top of this text file </text:p>
      <text:p text:style-name="P2"/>
      <text:p text:style-name="P2"/>
      <text:p text:style-name="P2"/>
      <text:p text:style-name="P5">=============================================================================== </text:p>
      <text:h text:style-name="Heading_20_1" text:outline-level="1"><text:bookmark-start text:name="__RefHeading___Toc115_253463667"/><text:s text:c="22"/>3. MIDI playing bank file (WOPL) <text:bookmark-end text:name="__RefHeading___Toc115_253463667"/></text:h>
      <text:p text:style-name="P2">=============================================================================== </text:p>
      <text:p text:style-name="P2"/>
      <text:p text:style-name="P2"><text:s text:c="4"/>Bank format designed to store instrument bank for playing MIDI in multiple standards like GM, GS and XG. Format allows to save multiple sets with 128-instruments which is needed to store GS and XG instrument sets which have more than standard 128 instruments with a single bank. </text:p>
      <text:p text:style-name="P2"/>
      <text:p text:style-name="P2">Total data lenght is sum of: 19 + (62*128*MBanks) + (62*128*PBanks) bytes </text:p>
      <text:p text:style-name="P2"/>
      <text:p text:style-name="P2">Bytes-Leng<text:span text:style-name="T5">t</text:span>h <text:s text:c="5"/>| <text:s text:c="5"/>Description </text:p>
      <text:p text:style-name="P2">---------------Header----------------------- </text:p>
      <text:p text:style-name="P2">--Header-- </text:p>
      <text:p text:style-name="P2"><text:s text:c="4"/>11 <text:s text:c="11"/>| Magic number "WOPL3-BANK\0". Where '\0' is a zero byte </text:p>
      <text:p text:style-name="P2"><text:s text:c="18"/>| <text:s text:c="4"/>which termi<text:span text:style-name="T5">n</text:span>ates the string </text:p>
      <text:p text:style-name="P2"><text:s text:c="4"/>2 <text:s text:c="12"/>| <text:s/>Version. Little endian Unsigned 16-bit integer. </text:p>
      <text:p text:style-name="P2"><text:s text:c="18"/>| <text:s/>Latest version is 2 </text:p>
      <text:p text:style-name="P2"><text:s text:c="4"/>2 <text:s text:c="12"/>| [MBanks] Unsigned 16-bit BE integer, count of melodic </text:p>
      <text:p text:style-name="P2"><text:s text:c="18"/>| <text:s text:c="4"/>MIDI banks (every bank contains 128 instruments) </text:p>
      <text:p text:style-name="P2"><text:s text:c="4"/>2 <text:s text:c="12"/>| [PBanks] Unsigned 16-bit BE integer, count of percussion </text:p>
      <text:p text:style-name="P2"><text:s text:c="18"/>| <text:s text:c="4"/>MIDI banks (every bank contains 128 instruments) </text:p>
      <text:p text:style-name="P2"><text:s text:c="4"/>1 <text:s text:c="12"/>| 8-bit unsigned integer, Global bank bitwise flags: </text:p>
      <text:p text:style-name="P2"><text:s text:c="18"/>| <text:s text:c="4"/>[000000BA] </text:p>
      <text:p text:style-name="P2"><text:s text:c="18"/>| <text:s text:c="4"/>A) Deep-Tremolo flag </text:p>
      <text:p text:style-name="P2"><text:s text:c="18"/>| <text:s text:c="4"/>B) Deep-Vibrato flag </text:p>
      <text:p text:style-name="P2"><text:s text:c="18"/>| <text:s text:c="4"/>0) Unused / Reserved </text:p>
      <text:p text:style-name="P2"><text:s text:c="4"/>1 <text:s text:c="12"/>| 8-bit unsigned integer, ADLMIDI's volume scaling model </text:p>
      <text:p text:style-name="P2"><text:s text:c="18"/>| <text:s text:c="4"/>enumeration, default is 0: </text:p>
      <text:p text:style-name="P2"><text:s text:c="18"/>| <text:s text:c="4"/>0 - Generic, linearized </text:p>
      <text:p text:style-name="P2"><text:s text:c="18"/>| <text:s text:c="4"/>1 - Native OPL3's logari<text:span text:style-name="T5">t</text:span>hmic volume model </text:p>
      <text:p text:style-name="P2"><text:s text:c="18"/>| <text:s text:c="4"/>2 - DMX volume model </text:p>
      <text:p text:style-name="P2"><text:s text:c="18"/>| <text:s text:c="4"/>3 - Apogee Sound System's volume model </text:p>
      <text:p text:style-name="P2"><text:s text:c="18"/>| <text:s text:c="4"/>4 - Windows 9x driver like volume model </text:p>
      <text:p text:style-name="P2">--VERSION &gt;= 2---Melodic bank meta-data----- </text:p>
      <text:p text:style-name="P2">(repeat M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--VERSION &gt;= 2---Percussion bank meta-data-- </text:p>
      <text:p text:style-name="P2">(repeat P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/>
      <text:p text:style-name="P2">InsSize: </text:p>
      <text:p text:style-name="P2"><text:s text:c="4"/>--62 bytes in up to version 2 </text:p>
      <text:p text:style-name="P2"><text:s text:c="4"/>--66 bytes since version 3 and later </text:p>
      <text:p text:style-name="P2"/>
      <text:p text:style-name="P2">-----------Melodic Instruments-------------- </text:p>
      <text:p text:style-name="P2"><text:s text:c="4"/>InsSize * 128 * MBanks <text:s/>| 128 [Single-instrument entries] per each bank, </text:p>
      <text:p text:style-name="P2"><text:s text:c="28"/>| <text:s text:c="4"/>look at top of this text file </text:p>
      <text:p text:style-name="P2">---------Percussion Instruments------------- </text:p>
      <text:p text:style-name="P2"><text:s text:c="4"/>InsSize * 128 * PBanks <text:s/>| 128 [Single-instrument entries] per each bank, </text:p>
      <text:p text:style-name="P2"><text:s text:c="28"/>| <text:s text:c="4"/>look at top of this text file </text:p>
      <text:p text:style-name="P2">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89c8f" officeooo:paragraph-rsid="00189c8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– <text:s/><text:page-number text:select-page="current">6</text:page-number> <text:s/>-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11:23:18.023528669</dc:date>
    <meta:editing-duration>PT26M23S</meta:editing-duration>
    <meta:editing-cycles>5</meta:editing-cycles>
    <meta:generator>LibreOffice/5.3.3.2$Linux_X86_64 LibreOffice_project/3d9a8b4b4e538a85e0782bd6c2d430bafe583448</meta:generator>
    <meta:document-statistic meta:table-count="0" meta:image-count="0" meta:object-count="0" meta:page-count="6" meta:paragraph-count="150" meta:word-count="954" meta:character-count="8567" meta:non-whitespace-character-count="6177"/>
  </office:meta>
</office:document-meta>
</file>